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9CC9D26D.png"/>
  <manifest:file-entry manifest:media-type="image/jpeg" manifest:full-path="Pictures/10000000000004380000043894667B5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3.7cm" svg:height="15.3cm" svg:x="4.1cm" svg:y="7.2cm">
          <text:p/>
        </draw:rect>
        <draw:frame draw:style-name="gr2" draw:text-style-name="P1" draw:layer="layout" svg:width="18.999cm" svg:height="18.999cm" svg:x="1.083cm" svg:y="5.409cm">
          <draw:image xlink:href="Pictures/1000020000000438000004389CC9D2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3" draw:display-name="Bitmape 3" xlink:href="Pictures/10000000000004380000043894667B5D.jpg" xlink:type="simple" xlink:show="embed" xlink:actuate="onLoad"/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5T14:38:45.30</meta:creation-date>
    <dc:date>2024-12-05T14:56:56.88</dc:date>
    <meta:editing-duration>PT2M31S</meta:editing-duration>
    <meta:editing-cycles>1</meta:editing-cycles>
    <meta:document-statistic meta:object-count="2"/>
    <meta:generator>OpenOffice/4.1.15$Win32 OpenOffice.org_project/4115m2$Build-9813</meta:generator>
  </office:meta>
</office:document-meta>
</file>